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80000000801A756EBE.png" manifest:media-type=""/>
  <manifest:file-entry manifest:full-path="Pictures/100002010000020000000200EFD42CFF.png" manifest:media-type=""/>
  <manifest:file-entry manifest:full-path="Pictures/100002010000008000000080A455EB6A.png" manifest:media-type=""/>
  <manifest:file-entry manifest:full-path="Pictures/10000201000000800000008038BB35C2.png" manifest:media-type=""/>
  <manifest:file-entry manifest:full-path="Pictures/100000000000008000000080E54A5B48.jpg" manifest:media-type=""/>
  <manifest:file-entry manifest:full-path="Pictures/100002010000008000000080696975D2.png" manifest:media-type=""/>
  <manifest:file-entry manifest:full-path="Pictures/100002010000010000000100E535BF1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666666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88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333333" style:font-name="TeXGyreHeros" fo:font-size="18pt" style:letter-kerning="true" style:font-name-asian="Droid Sans Fallback" style:font-size-asian="18pt" style:font-name-complex="Droid Sans Devanagari" style:font-size-complex="18pt"/>
    </style:style>
    <style:style style:name="P3" style:family="paragraph">
      <style:paragraph-properties fo:text-align="start"/>
      <style:text-properties fo:color="#33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178cm" svg:x="1.762cm" svg:y="6.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2.946cm" svg:x="9.067cm" svg:y="10.8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89cm" svg:height="8.128cm" svg:x="9.00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72cm" svg:height="1.778cm" svg:x="9.755cm" svg:y="11.287cm">
          <text:p text:style-name="P2">Ressourc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layer="layout" svg:width="3.937cm" svg:height="1.905cm" svg:x="10.525cm" svg:y="2.397cm">
          <text:p text:style-name="P2">Note Edi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445cm" svg:height="1.905cm" svg:x="2.663cm" svg:y="6.978cm">
          <text:p text:style-name="P2">Sync Proc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953cm" svg:height="1.905cm" svg:x="16.494cm" svg:y="7.096cm">
          <text:p text:style-name="P2">Search Index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2.43cm" svg:y1="4.302cm" svg:x2="12.43cm" svg:y2="7.096cm">
          <text:p/>
        </draw:line>
        <draw:line draw:style-name="gr3" draw:text-style-name="P1" draw:layer="layout" svg:x1="11.922cm" svg:y1="7.069cm" svg:x2="11.922cm" svg:y2="4.275cm">
          <text:p/>
        </draw:line>
        <draw:custom-shape draw:style-name="gr2" draw:text-style-name="P3" draw:layer="layout" svg:width="4.764cm" svg:height="1.778cm" svg:x="16.621cm" svg:y="2.397cm">
          <text:p text:style-name="P2">Index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layer="layout" svg:width="4.764cm" svg:height="1.778cm" svg:x="9.79cm" svg:y="7.096cm">
          <text:p text:style-name="P2">Note Di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1" draw:layer="layout" svg:x1="7.112cm" svg:y1="7.477cm" svg:x2="10.414cm" svg:y2="7.477cm">
          <text:p/>
        </draw:line>
        <draw:line draw:style-name="gr3" draw:text-style-name="P1" draw:layer="layout" svg:x1="10.076cm" svg:y1="8.366cm" svg:x2="7.282cm" svg:y2="8.366cm">
          <text:p/>
        </draw:line>
        <draw:line draw:style-name="gr3" draw:text-style-name="P1" draw:layer="layout" svg:x1="14.081cm" svg:y1="7.985cm" svg:x2="16.367cm" svg:y2="7.985cm">
          <text:p/>
        </draw:line>
        <draw:line draw:style-name="gr3" draw:text-style-name="P1" draw:layer="layout" svg:x1="18.907cm" svg:y1="7.096cm" svg:x2="18.907cm" svg:y2="4.175cm">
          <text:p/>
        </draw:line>
        <draw:line draw:style-name="gr3" draw:text-style-name="P1" draw:layer="layout" svg:x1="18.272cm" svg:y1="7.096cm" svg:x2="14.462cm" svg:y2="3.413cm">
          <text:p/>
        </draw:line>
        <draw:line draw:style-name="gr4" draw:text-style-name="P1" draw:layer="layout" svg:x1="12.149cm" svg:y1="8.874cm" svg:x2="12.149cm" svg:y2="11.287cm">
          <text:p/>
        </draw:line>
        <draw:line draw:style-name="gr3" draw:text-style-name="P1" draw:layer="layout" svg:x1="13.192cm" svg:y1="11.287cm" svg:x2="16.367cm" svg:y2="8.264cm">
          <text:p/>
        </draw:line>
        <draw:frame draw:style-name="gr5" draw:layer="layout" svg:width="3.986cm" svg:height="1.165cm" svg:x="18.145cm" svg:y="9.89cm">
          <draw:text-box>
            <text:p>App Domain</text:p>
          </draw:text-box>
        </draw:frame>
        <draw:frame draw:style-name="gr6" draw:layer="layout" svg:width="5.4cm" svg:height="1.165cm" svg:x="9.824cm" svg:y="13.746cm">
          <draw:text-box>
            <text:p>External Systems</text:p>
          </draw:text-box>
        </draw:frame>
        <draw:frame draw:style-name="gr6" draw:layer="layout" svg:width="5.4cm" svg:height="1.165cm" svg:x="2.519cm" svg:y="9.633cm">
          <draw:text-box>
            <text:p>External Systems</text:p>
          </draw:text-box>
        </draw:frame>
        <draw:frame draw:style-name="gr7" draw:text-style-name="P1" draw:layer="layout" svg:width="1.905cm" svg:height="1.906cm" svg:x="10.352cm" svg:y="14.842cm">
          <draw:image xlink:href="Pictures/100002010000008000000080A455EB6A.png" xlink:type="simple" xlink:show="embed" xlink:actuate="onLoad">
            <text:p/>
          </draw:image>
        </draw:frame>
        <draw:frame draw:style-name="gr7" draw:text-style-name="P1" draw:layer="layout" svg:width="1.791cm" svg:height="1.791cm" svg:x="12.485cm" svg:y="14.97cm">
          <draw:image xlink:href="Pictures/10000201000000800000008038BB35C2.png" xlink:type="simple" xlink:show="embed" xlink:actuate="onLoad">
            <text:p/>
          </draw:image>
        </draw:frame>
        <draw:frame draw:style-name="gr7" draw:text-style-name="P1" draw:layer="layout" svg:width="2.494cm" svg:height="2.494cm" svg:x="4.975cm" svg:y="10.525cm">
          <draw:image xlink:href="Pictures/100002010000020000000200EFD42CFF.png" xlink:type="simple" xlink:show="embed" xlink:actuate="onLoad">
            <text:p/>
          </draw:image>
        </draw:frame>
        <draw:frame draw:style-name="gr7" draw:text-style-name="P1" draw:layer="layout" svg:width="2.135cm" svg:height="2.135cm" svg:x="18.145cm" svg:y="12.938cm">
          <draw:image xlink:href="Pictures/1000020100000080000000801A756EBE.png" xlink:type="simple" xlink:show="embed" xlink:actuate="onLoad">
            <text:p/>
          </draw:image>
        </draw:frame>
        <draw:frame draw:style-name="gr7" draw:text-style-name="P1" draw:layer="layout" svg:width="2.359cm" svg:height="2.359cm" svg:x="19.823cm" svg:y="10.86cm">
          <draw:image xlink:href="Pictures/100002010000008000000080696975D2.png" xlink:type="simple" xlink:show="embed" xlink:actuate="onLoad">
            <text:p/>
          </draw:image>
        </draw:frame>
        <draw:frame draw:style-name="gr7" draw:text-style-name="P1" draw:layer="layout" svg:width="2.191cm" svg:height="2.191cm" svg:x="2.897cm" svg:y="10.629cm">
          <draw:image xlink:href="Pictures/100002010000010000000100E535BF1A.png" xlink:type="simple" xlink:show="embed" xlink:actuate="onLoad">
            <text:p/>
          </draw:image>
        </draw:frame>
        <draw:frame draw:style-name="gr7" draw:text-style-name="P1" draw:layer="layout" svg:width="2.425cm" svg:height="2.425cm" svg:x="12.283cm" svg:y="16.66cm">
          <draw:image xlink:href="Pictures/100002010000020000000200EFD42CFF.png" xlink:type="simple" xlink:show="embed" xlink:actuate="onLoad">
            <text:p/>
          </draw:image>
        </draw:frame>
        <draw:frame draw:style-name="gr7" draw:text-style-name="P1" draw:layer="layout" svg:width="2.13cm" svg:height="2.131cm" svg:x="10.263cm" svg:y="16.761cm">
          <draw:image xlink:href="Pictures/100002010000010000000100E535BF1A.png" xlink:type="simple" xlink:show="embed" xlink:actuate="onLoad">
            <text:p/>
          </draw:image>
        </draw:frame>
        <draw:frame draw:style-name="gr7" draw:text-style-name="P1" draw:layer="layout" svg:width="1.869cm" svg:height="1.869cm" svg:x="18.181cm" svg:y="11.169cm">
          <draw:image xlink:href="Pictures/100000000000008000000080E54A5B4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eXGyreTerme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eXGyreHeros" fo:font-family="TeXGyreHeros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1:58:51.385931799</meta:creation-date>
    <dc:date>2014-02-13T13:20:47.588888166</dc:date>
    <meta:editing-duration>PT2M56S</meta:editing-duration>
    <meta:editing-cycles>1</meta:editing-cycles>
    <meta:document-statistic meta:object-count="30"/>
    <meta:generator>LibreOffice/4.1.5.3$Linux_X86_64 LibreOffice_project/410m0$Build-3</meta:generator>
  </office:meta>
</office:document-meta>
</file>